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L4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ICompetence</text:p>
      <text:p text:style-name="Standard"/>
      <text:list xml:id="list8016733019689896969" text:style-name="L4">
        <text:list-item>
          <text:p text:style-name="P5">Organisation</text:p>
        </text:list-item>
      </text:list>
      <text:p text:style-name="Standard"/>
      <text:p text:style-name="Standard"/>
      <text:p text:style-name="Standard">La durée du projet de Gestion de Compétences est de 10 jours</text:p>
      <text:p text:style-name="Standard">La conception est faite en amont.</text:p>
      <text:p text:style-name="Standard">La durée du projet est consacrée au développement.</text:p>
      <text:p text:style-name="Standard"/>
      <text:p text:style-name="Standard">Les ressources disponibles pour la projet sont au nombre de 5 :</text:p>
      <text:list xml:id="list5783379747248379182" text:style-name="L1">
        <text:list-item>
          <text:p text:style-name="P1">1 chef de projet</text:p>
        </text:list-item>
        <text:list-item>
          <text:p text:style-name="P1">1 responsable technique</text:p>
        </text:list-item>
        <text:list-item>
          <text:p text:style-name="P1">1 responsable fonctionnel</text:p>
        </text:list-item>
        <text:list-item>
          <text:p text:style-name="P1">2 développeurs </text:p>
        </text:list-item>
      </text:list>
      <text:p text:style-name="Standard"/>
      <text:p text:style-name="Standard">Charge préalable : <text:s/>50j/hô</text:p>
      <text:p text:style-name="Standard"/>
      <text:p text:style-name="Standard">Charge prévisionnelle (en prévision de cours, de formation et d'absence) : 36,5j/hô</text:p>
      <text:p text:style-name="Standard"><text:s/></text:p>
      <text:p text:style-name="Standard">Tâche organisationnelle :</text:p>
      <text:p text:style-name="Standard"/>
      <text:list xml:id="list7782122657434864838" text:style-name="L7">
        <text:list-item>
          <text:p text:style-name="P7">Gestion de projet, planning, réunion journalière : 20%</text:p>
        </text:list-item>
        <text:list-item>
          <text:p text:style-name="P7">Montée en compétence de l'équipe de développement : 10%</text:p>
          <text:p text:style-name="P7"><text:s text:c="2"/></text:p>
        </text:list-item>
      </text:list>
      <text:p text:style-name="Standard">Tâche technique :</text:p>
      <text:p text:style-name="Standard"/>
      <text:list xml:id="list4975872575599432923" text:style-name="L8">
        <text:list-item>
          <text:p text:style-name="P8">Développement de l'interface graphique : 30%</text:p>
        </text:list-item>
        <text:list-item>
          <text:p text:style-name="P8">Développement du métier applicatif : 30%</text:p>
        </text:list-item>
        <text:list-item>
          <text:p text:style-name="P8">Recettage : 5%</text:p>
        </text:list-item>
        <text:list-item>
          <text:p text:style-name="P8">Intégration et Livraison : non défini</text:p>
        </text:list-item>
      </text:list>
      <text:p text:style-name="Standard"/>
      <text:p text:style-name="Standard"/>
      <text:p text:style-name="Standard">L'avancement de la réalisation de l'application est organisée dans un agenda définissant les taches pour chacun des acteurs de l'équipe de développement.</text:p>
      <text:p text:style-name="Standard"/>
      <text:p text:style-name="Standard"/>
      <text:p text:style-name="Standard">Estimation de charge :</text:p>
      <text:p text:style-name="Standard">L'application devra pouvoir permettre la connexion simultanée d'une dizaine d'utilisateurs</text:p>
      <text:p text:style-name="Standard"/>
      <text:p text:style-name="Standard"/>
      <text:list xml:id="list42572650" text:continue-list="list8016733019689896969" text:style-name="L4">
        <text:list-item>
          <text:p text:style-name="P5">Périmètre Fonctionnel</text:p>
        </text:list-item>
      </text:list>
      <text:p text:style-name="Standard"/>
      <text:list xml:id="list42560623" text:continue-numbering="true" text:style-name="L4">
        <text:list-item>
          <text:p text:style-name="P5">Périmètre Technique</text:p>
        </text:list-item>
      </text:list>
      <text:p text:style-name="Standard"/>
      <text:list xml:id="list42576714" text:continue-numbering="true" text:style-name="L4">
        <text:list-item>
          <text:p text:style-name="P5">Hors Périmètre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21:15:52.15</meta:creation-date>
    <meta:document-statistic meta:table-count="0" meta:image-count="0" meta:object-count="0" meta:page-count="1" meta:paragraph-count="28" meta:word-count="170" meta:character-count="1051"/>
    <dc:date>2013-09-16T22:42:27.31</dc:date>
    <meta:editing-duration>PT40M18S</meta:editing-duration>
    <meta:editing-cycles>1</meta:editing-cycles>
    <meta:generator>OpenOffice/4.0.0$Win32 OpenOffice.org_project/400m3$Build-9702</meta:generator>
  </office:meta>
</office:document-meta>
</file>